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f69e" officeooo:paragraph-rsid="0011f69e"/>
    </style:style>
    <style:style style:name="P2" style:family="paragraph" style:parent-style-name="Standard">
      <style:text-properties officeooo:rsid="0014ba3c" officeooo:paragraph-rsid="0014ba3c"/>
    </style:style>
    <style:style style:name="P3" style:family="paragraph" style:parent-style-name="Standard" style:list-style-name="L1">
      <style:text-properties officeooo:rsid="0012ce03" officeooo:paragraph-rsid="0012ce03"/>
    </style:style>
    <style:style style:name="P4" style:family="paragraph" style:parent-style-name="Standard" style:list-style-name="L1">
      <style:text-properties officeooo:rsid="0010d460" officeooo:paragraph-rsid="0010d460"/>
    </style:style>
    <style:style style:name="P5" style:family="paragraph" style:parent-style-name="Standard" style:list-style-name="L1">
      <style:text-properties officeooo:rsid="0011f69e" officeooo:paragraph-rsid="0011f69e"/>
    </style:style>
    <style:style style:name="P6" style:family="paragraph" style:parent-style-name="Standard">
      <style:text-properties fo:color="#228b22" style:font-name="lucidatypewriter" fo:font-size="10pt" officeooo:rsid="0014ba3c" officeooo:paragraph-rsid="0014ba3c" style:font-size-asian="10pt"/>
    </style:style>
    <style:style style:name="P7" style:family="paragraph" style:parent-style-name="Standard">
      <style:text-properties officeooo:paragraph-rsid="0014ba3c"/>
    </style:style>
    <style:style style:name="T1" style:family="text">
      <style:text-properties fo:color="#228b22" style:font-name="lucidatypewriter" fo:font-size="10pt" officeooo:rsid="0014ba3c" style:font-size-asian="10pt"/>
    </style:style>
    <style:style style:name="T2" style:family="text">
      <style:text-properties fo:color="#228b22" style:font-name="lucidatypewriter" fo:font-size="10pt" officeooo:rsid="001889be" style:font-size-asian="10pt"/>
    </style:style>
    <style:style style:name="T3" style:family="text">
      <style:text-properties fo:color="#000000" style:font-name="lucidatypewriter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20065941495115760" text:style-name="L1">
        <text:list-header>
          <text:p text:style-name="P3">ROAMES TO DO! April to June 2017</text:p>
          <text:p text:style-name="P4"/>
        </text:list-header>
        <text:list-item>
          <text:p text:style-name="P4">Documentation in the code?</text:p>
          <text:list>
            <text:list-item>
              <text:p text:style-name="P5">Github wiki</text:p>
            </text:list-item>
            <text:list-item>
              <text:p text:style-name="P5">in code documentation</text:p>
            </text:list-item>
            <text:list-item>
              <text:p text:style-name="P5"><text:a xlink:type="simple" xlink:href="https://devanginiblog.wordpress.com/2015/11/16/how-to-properly-document-matlab-code/" text:style-name="Internet_20_link" text:visited-style-name="Visited_20_Internet_20_Link">https://devanginiblog.wordpress.com/2015/11/16/how-to-properly-document-matlab-code/</text:a></text:p>
            </text:list-item>
          </text:list>
        </text:list-item>
        <text:list-item>
          <text:p text:style-name="P4">SNS topic and SQS queue for odimh5 and stormh5 real-time data to remove dynamodb</text:p>
          <text:list>
            <text:list-item>
              <text:p text:style-name="P4"><text:a xlink:type="simple" xlink:href="https://aws.amazon.com/noaa-big-data/nexrad/" text:style-name="Internet_20_link" text:visited-style-name="Visited_20_Internet_20_Link">https://aws.amazon.com/noaa-big-data/nexrad/</text:a></text:p>
            </text:list-item>
            <text:list-item>
              <text:p text:style-name="P4"><text:a xlink:type="simple" xlink:href="http://docs.aws.amazon.com/sns/latest/dg/SubscribeTopic.html" text:style-name="Internet_20_link" text:visited-style-name="Visited_20_Internet_20_Link">http://docs.aws.amazon.com/sns/latest/dg/SubscribeTopic.html</text:a></text:p>
            </text:list-item>
            <text:list-item>
              <text:p text:style-name="P4"><text:a xlink:type="simple" xlink:href="http://docs.aws.amazon.com/AWSSimpleQueueService/latest/SQSDeveloperGuide/sqs-subscribe-queue-sns-topic.html" text:style-name="Internet_20_link" text:visited-style-name="Visited_20_Internet_20_Link">http://docs.aws.amazon.com/AWSSimpleQueueService/latest/SQSDeveloperGuide/sqs-subscribe-queue-sns-topic.html</text:a></text:p>
            </text:list-item>
          </text:list>
        </text:list-item>
        <text:list-item>
          <text:p text:style-name="P4">Finish climatology outputs code</text:p>
        </text:list-item>
        <text:list-item>
          <text:p text:style-name="P5">Prototype control room product</text:p>
        </text:list-item>
      </text:list>
      <text:p text:style-name="P1"/>
      <text:p text:style-name="P2">global vars</text:p>
      <text:p text:style-name="P2">vol_struct</text:p>
      <text:p text:style-name="P7"><text:span text:style-name="T2">e</text:span><text:span text:style-name="T3">xtract_db</text:span>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1:48.768633910</meta:creation-date>
    <dc:date>2017-03-28T17:13:33.720917908</dc:date>
    <meta:editing-duration>PT2H47M30S</meta:editing-duration>
    <meta:editing-cycles>5</meta:editing-cycles>
    <meta:generator>LibreOffice/5.1.6.2.0$Linux_X86_64 LibreOffice_project/10$Build-2</meta:generator>
    <meta:document-statistic meta:table-count="0" meta:image-count="0" meta:object-count="0" meta:page-count="1" meta:paragraph-count="15" meta:word-count="58" meta:character-count="570" meta:non-whitespace-character-count="538"/>
  </office:meta>
</office:document-meta>
</file>